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.1665in" fo:margin-bottom="0.0835in" loext:contextual-spacing="false" fo:text-align="justify" style:justify-single-word="false" style:page-number="auto"/>
      <style:text-properties style:font-name="Times New Roman" fo:font-size="22pt" fo:font-weight="bold" officeooo:rsid="001f8a14" officeooo:paragraph-rsid="000a0772" style:font-size-asian="22pt" style:font-weight-asian="bold" style:font-size-complex="22pt" style:font-weight-complex="bold"/>
    </style:style>
    <style:style style:name="P2" style:family="paragraph" style:parent-style-name="Text_20_body">
      <style:paragraph-properties fo:text-align="justify" style:justify-single-word="false"/>
      <style:text-properties style:font-name="Times New Roman" fo:font-size="12pt" officeooo:paragraph-rsid="000a0772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color="#ffffff" style:font-name="Times New Roman" fo:font-size="12pt" officeooo:rsid="000a0772" officeooo:paragraph-rsid="000a0772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officeooo:rsid="000a0772" officeooo:paragraph-rsid="000a0772"/>
    </style:style>
    <style:style style:name="P5" style:family="paragraph" style:parent-style-name="Text_20_body">
      <style:paragraph-properties fo:text-align="justify" style:justify-single-word="false"/>
      <style:text-properties officeooo:rsid="000b913f" officeooo:paragraph-rsid="000b913f"/>
    </style:style>
    <style:style style:name="P6" style:family="paragraph" style:parent-style-name="Abstract">
      <style:paragraph-properties fo:margin-left="0.9846in" fo:margin-right="0in" fo:margin-top="0.1665in" fo:margin-bottom="0in" loext:contextual-spacing="false" fo:line-height="100%" fo:text-align="justify" style:justify-single-word="false" fo:text-indent="0in" style:auto-text-indent="false" style:writing-mode="lr-tb"/>
      <style:text-properties style:font-name="Times New Roman" fo:font-size="9pt" fo:font-weight="bold" officeooo:rsid="001db84e" officeooo:paragraph-rsid="000a0772" style:font-size-asian="9pt" style:font-weight-asian="bold" style:font-size-complex="9pt" style:font-weight-complex="bold"/>
    </style:style>
    <style:style style:name="P7" style:family="paragraph" style:parent-style-name="Abstract">
      <style:paragraph-properties fo:margin-left="0.9846in" fo:margin-right="0in" fo:margin-top="0in" fo:margin-bottom="0in" loext:contextual-spacing="false" fo:line-height="100%" fo:text-align="justify" style:justify-single-word="false" fo:text-indent="0in" style:auto-text-indent="false" style:writing-mode="lr-tb"/>
      <style:text-properties style:font-name="Times New Roman" fo:font-size="9pt" fo:font-weight="bold" officeooo:rsid="001db84e" officeooo:paragraph-rsid="000a0772" style:font-size-asian="9pt" style:font-weight-asian="bold" style:font-size-complex="9pt" style:font-weight-complex="bold"/>
    </style:style>
    <style:style style:name="P8" style:family="paragraph" style:parent-style-name="Abstract">
      <style:paragraph-properties fo:margin-left="0.9846in" fo:margin-right="0in" fo:margin-top="0in" fo:margin-bottom="0in" loext:contextual-spacing="false" fo:line-height="100%" fo:text-align="justify" style:justify-single-word="false" fo:text-indent="0in" style:auto-text-indent="false" style:writing-mode="lr-tb"/>
      <style:text-properties style:font-name="Times New Roman" fo:font-size="9pt" officeooo:rsid="001db84e" officeooo:paragraph-rsid="000a0772" style:font-size-asian="9pt" style:font-size-complex="9pt"/>
    </style:style>
    <style:style style:name="P9" style:family="paragraph" style:parent-style-name="Heading_20_1" style:list-style-name="L1">
      <style:paragraph-properties fo:margin-top="0.5in" fo:margin-bottom="0.0799in" loext:contextual-spacing="false" fo:text-align="justify" style:justify-single-word="false" style:writing-mode="page"/>
      <style:text-properties style:font-name="Times New Roman" fo:font-size="18pt" officeooo:rsid="001f8a14" officeooo:paragraph-rsid="000a0772" style:font-size-asian="18pt" style:font-size-complex="18pt"/>
    </style:style>
    <style:style style:name="P10" style:family="paragraph" style:parent-style-name="Heading_20_1" style:list-style-name="L1">
      <style:paragraph-properties fo:text-align="justify" style:justify-single-word="false"/>
      <style:text-properties officeooo:rsid="000a0772" officeooo:paragraph-rsid="000a0772"/>
    </style:style>
    <style:style style:name="P11" style:family="paragraph" style:parent-style-name="Heading_20_2">
      <style:paragraph-properties fo:text-align="justify" style:justify-single-word="false"/>
      <style:text-properties officeooo:rsid="000a0772" officeooo:paragraph-rsid="000a0772"/>
    </style:style>
    <style:style style:name="T1" style:family="text">
      <style:text-properties officeooo:rsid="0021742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8a14" style:font-weight-asian="normal" style:font-weight-complex="normal"/>
    </style:style>
    <style:style style:name="T4" style:family="text">
      <style:text-properties fo:font-weight="normal" officeooo:rsid="000a0772" style:font-weight-asian="normal" style:font-weight-complex="normal"/>
    </style:style>
    <style:style style:name="T5" style:family="text">
      <style:text-properties fo:font-weight="normal" style:font-name-asian="Microsoft YaHei" style:font-weight-asian="normal" style:font-name-complex="Mangal" style:font-weight-complex="normal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lynomial processing system</text:p>
      <text:p text:style-name="P6">Name: <text:span text:style-name="T2">Zavaczki P</text:span><text:span text:style-name="T5">é</text:span><text:span text:style-name="T2">ter-Tibor</text:span></text:p>
      <text:p text:style-name="P7">Group: <text:span text:style-name="T2">304</text:span><text:span text:style-name="T3">2</text:span><text:span text:style-name="T2">3</text:span></text:p>
      <text:p text:style-name="P8"><text:span text:style-name="T6">Coordinating professor: </text:span><text:span text:style-name="T3">Cristina Bianca Pop</text:span></text:p>
      <text:list xml:id="list3516820641" text:style-name="L1">
        <text:list-item>
          <text:h text:style-name="P9" text:outline-level="1">Objective of <text:span text:style-name="T1">the </text:span>project</text:h>
        </text:list-item>
      </text:list>
      <text:p text:style-name="P2"><text:span text:style-name="T2"><text:tab/></text:span><text:span text:style-name="T3">The presented project </text:span><text:span text:style-name="T4">was made for understanding lambda expressions and streams.</text:span></text:p>
      <text:p text:style-name="P3"><text:span text:style-name="T2">And failed horribly doing this</text:span></text:p>
      <text:list xml:id="list153840121822802" text:continue-numbering="true" text:style-name="L1">
        <text:list-item>
          <text:h text:style-name="P10" text:outline-level="1">Method uses</text:h>
        </text:list-item>
      </text:list>
      <text:h text:style-name="P11" text:outline-level="2">MonitoredData class</text:h>
      <text:p text:style-name="P4">This class has its constructor, setters and getters for its attributes, also an override for toString and a custom method getDuration() that returns the difference between the endTime and startTime. </text:p>
      <text:h text:style-name="P11" text:outline-level="2">DataPopulation class</text:h>
      <text:p text:style-name="P4">This class has a parameter which stores the data read from a text file, the format of this text file’s entries, and the default path where this file is found.</text:p>
      <text:p text:style-name="P4">int readLines(String path) throws IOException is a method used for counting the number of lines (entries) in the text file.</text:p>
      <text:p text:style-name="P4">public String[] readFile(String path) throws IOException is a method used for reading the actual data from the text file and returns it in the String array.</text:p>
      <text:p text:style-name="P4">public MonitoredData textToMD(String dataLine) is a method used for parsing a line of String to an object of type MonitoredData.</text:p>
      <text:p text:style-name="P4">public int populateDataList(String path) is a method used for populating the list which is the attributes in this class with the data found in the given text file.</text:p>
      <text:p text:style-name="P4">public void printList() is a method used to print the data found in the list <text:s/>attribute of this class to the standard display.</text:p>
      <text:h text:style-name="P11" text:outline-level="2">TestDataPopulation class</text:h>
      <text:p text:style-name="P4">This class calculates the requested values, using the DataPopulation class. The tested class has the data on which we work. I used lambda expressions and streams to achieve this.</text:p>
      <text:p text:style-name="P4">nrOfDistinctDays = loc.monitoredData.stream().map(c →c.getStartTime().toLocalDate().getDayOfYear()).distinct().count(); is the stream expression which counts the distinct days of the year appearing in the given data.</text:p>
      <text:p text:style-name="P4"><text:soft-page-break/>Map&lt;String, Long&gt; actionOccur = loc.monitoredData.stream().collect(Collectors.groupingBy(c -&gt;c.getActivityLabel(), Collectors.counting())); is the stream expression which maps the actions appearing in the data to their number of occurences.</text:p>
      <text:p text:style-name="P4">Map&lt;Object, Map&lt;Object, Long&gt;&gt; actionOccurPerDay = loc.monitoredData.stream().collect(Collectors.groupingBy(c-&gt;c.getStartTime().toLocalDate().getDayOfYear(), Collectors.groupingBy(c -&gt;c.getActivityLabel(), Collectors.counting()))); is the stream / lambda expression used to map the actions appearing in the data to their number of occurences to the sepparate days of the year on which they appear.</text:p>
      <text:p text:style-name="P5">Map&lt;String, Long&gt; filteredTotalDur = (Map&lt;String, Long&gt;) totalDur.entrySet().stream().filter(map -&gt; map.getValue()&gt;36000).collect(Collectors.toMap(p -&gt; p.getKey(), p -&gt; p.getValue())); is the stream / lambda expression which maps the actions to their total duration, if the total duration is larger than 10 hrs.</text:p>
      <text:p text:style-name="P5">List&lt;String&gt; shortActions = actionDurPercent.entrySet().stream().filter(c-&gt;c.getValue() &gt;= 0.9).map(x→x.getKey()).collect(Collectors.toList()); is <text:s/>the stream / lambda expression used to get the actions that have over 90% of their data samples of under 5 mins lengt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writing-mode="page"/>
      <style:text-properties style:font-name="Times New Roman1" fo:font-family="'Times New Roman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Style_20_Title_20__2b__20_Left_3a__20__20_0.05_20_cm" style:display-name="Style Title + Left:  0.05 cm" style:family="paragraph" style:parent-style-name="Heading" style:default-outline-level="">
      <style:text-properties style:font-size-complex="10pt" style:font-weight-complex="bold"/>
    </style:style>
    <style:style style:name="Abstract" style:family="paragraph" style:parent-style-name="Style_20_Title_20__2b__20_Left_3a__20__20_0.05_20_cm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7pt" fo:font-weight="bold" style:font-size-asian="17pt" style:font-weight-asian="bold" style:font-size-complex="17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5:18:27.992000000</meta:creation-date>
    <dc:date>2017-05-19T15:38:38.045000000</dc:date>
    <meta:editing-duration>PT2M39S</meta:editing-duration>
    <meta:editing-cycles>1</meta:editing-cycles>
    <meta:document-statistic meta:table-count="0" meta:image-count="0" meta:object-count="0" meta:page-count="2" meta:paragraph-count="24" meta:word-count="401" meta:character-count="2986" meta:non-whitespace-character-count="2605"/>
    <meta:generator>LibreOffice/5.3.1.2$Windows_X86_64 LibreOffice_project/e80a0e0fd1875e1696614d24c32df0f95f03deb2</meta:generator>
  </office:meta>
</office:document-meta>
</file>